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haroni" svg:font-family="Aharoni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rebuchet MS1" svg:font-family="'Trebuchet MS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9.052cm" fo:margin-left="0.034cm" fo:margin-right="0.025cm" fo:margin-top="0cm" fo:margin-bottom="0cm" table:align="margins" style:writing-mode="lr-tb"/>
    </style:style>
    <style:style style:name="표1.A" style:family="table-column">
      <style:table-column-properties style:column-width="2.757cm" style:rel-column-width="9485*"/>
    </style:style>
    <style:style style:name="표1.B" style:family="table-column">
      <style:table-column-properties style:column-width="3.371cm" style:rel-column-width="11593*"/>
    </style:style>
    <style:style style:name="표1.C" style:family="table-column">
      <style:table-column-properties style:column-width="3.203cm" style:rel-column-width="11017*"/>
    </style:style>
    <style:style style:name="표1.D" style:family="table-column">
      <style:table-column-properties style:column-width="3.147cm" style:rel-column-width="10827*"/>
    </style:style>
    <style:style style:name="표1.F" style:family="table-column">
      <style:table-column-properties style:column-width="3.371cm" style:rel-column-width="11596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padding-left="0.191cm" fo:padding-right="0.191cm" fo:padding-top="0cm" fo:padding-bottom="0cm" fo:border="0.018cm solid #00000a"/>
    </style:style>
    <style:style style:name="표1.D1" style:family="table-cell" style:data-style-name="N147">
      <style:table-cell-properties fo:padding-left="0.191cm" fo:padding-right="0.191cm" fo:padding-top="0cm" fo:padding-bottom="0cm" fo:border="0.018cm solid #00000a"/>
    </style:style>
    <style:style style:name="표2" style:family="table">
      <style:table-properties style:width="23.096cm" fo:margin-left="-2cm" fo:margin-right="-1.986cm" fo:margin-top="0cm" fo:margin-bottom="0cm" table:align="margins" style:writing-mode="lr-tb"/>
    </style:style>
    <style:style style:name="표2.A" style:family="table-column">
      <style:table-column-properties style:column-width="2.148cm" style:rel-column-width="6097*"/>
    </style:style>
    <style:style style:name="표2.B" style:family="table-column">
      <style:table-column-properties style:column-width="1.651cm" style:rel-column-width="4685*"/>
    </style:style>
    <style:style style:name="표2.C" style:family="table-column">
      <style:table-column-properties style:column-width="2.425cm" style:rel-column-width="6883*"/>
    </style:style>
    <style:style style:name="표2.D" style:family="table-column">
      <style:table-column-properties style:column-width="10.624cm" style:rel-column-width="30143*"/>
    </style:style>
    <style:style style:name="표2.E" style:family="table-column">
      <style:table-column-properties style:column-width="5.114cm" style:rel-column-width="14508*"/>
    </style:style>
    <style:style style:name="표2.F" style:family="table-column">
      <style:table-column-properties style:column-width="1.134cm" style:rel-column-width="3219*"/>
    </style:style>
    <style:style style:name="표2.1" style:family="table-row">
      <style:table-row-properties style:keep-together="true" fo:keep-together="auto"/>
    </style:style>
    <style:style style:name="표2.A1" style:family="table-cell">
      <style:table-cell-properties fo:padding-left="0.191cm" fo:padding-right="0.191cm" fo:padding-top="0cm" fo:padding-bottom="0cm" fo:border="0.035cm solid #000001"/>
    </style:style>
    <style:style style:name="표2.2" style:family="table-row">
      <style:table-row-properties style:min-row-height="5.394cm" style:keep-together="true" fo:keep-together="auto"/>
    </style:style>
    <style:style style:name="표2.F2" style:family="table-cell" style:data-style-name="N0">
      <style:table-cell-properties fo:padding-left="0.191cm" fo:padding-right="0.191cm" fo:padding-top="0cm" fo:padding-bottom="0cm" fo:border="0.035cm solid #000001"/>
    </style:style>
    <style:style style:name="표2.3" style:family="table-row">
      <style:table-row-properties style:min-row-height="1.658cm" style:keep-together="true" fo:keep-together="auto"/>
    </style:style>
    <style:style style:name="표2.4" style:family="table-row">
      <style:table-row-properties style:min-row-height="2.069cm" style:keep-together="true" fo:keep-together="auto"/>
    </style:style>
    <style:style style:name="표2.5" style:family="table-row">
      <style:table-row-properties style:min-row-height="1.515cm" style:keep-together="true" fo:keep-together="auto"/>
    </style:style>
    <style:style style:name="표2.6" style:family="table-row">
      <style:table-row-properties style:min-row-height="1.66cm" style:keep-together="true" fo:keep-together="auto"/>
    </style:style>
    <style:style style:name="표2.A6" style:family="table-cell">
      <style:table-cell-properties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표2.F6" style:family="table-cell" style:data-style-name="N0">
      <style:table-cell-properties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표2.7" style:family="table-row">
      <style:table-row-properties style:min-row-height="1.4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Arial Unicode MS" style:font-name-asian="Arial Unicode MS1" style:font-name-complex="Arial Unicode MS1"/>
    </style:style>
    <style:style style:name="P3" style:family="paragraph" style:parent-style-name="Standard">
      <style:paragraph-properties fo:line-height="100%"/>
      <style:text-properties style:language-asian="ko" style:country-asian="KR"/>
    </style:style>
    <style:style style:name="P4" style:family="paragraph" style:parent-style-name="Standard">
      <style:paragraph-properties fo:line-height="100%" fo:orphans="0" fo:widows="0"/>
      <style:text-properties style:font-name="Aharoni" fo:font-size="9pt" style:font-name-asian="Aharoni" style:font-size-asian="9pt" style:font-size-complex="9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Aharoni" fo:font-size="9pt" style:font-name-asian="Aharoni" style:font-size-asian="9pt" style:font-size-complex="9pt"/>
    </style:style>
    <style:style style:name="P6" style:family="paragraph" style:parent-style-name="Standard">
      <style:paragraph-properties fo:line-height="100%" fo:orphans="0" fo:widows="0"/>
      <style:text-properties style:font-name="Aharoni" fo:font-size="9pt" style:font-name-asian="Aharoni" style:font-size-asian="9pt" style:font-name-complex="Arial Unicode MS1" style:font-size-complex="9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Aharoni" fo:font-size="9pt" style:font-name-asian="Aharoni" style:font-size-asian="9pt" style:language-asian="ko" style:country-asian="KR" style:font-size-complex="9pt"/>
    </style:style>
    <style:style style:name="P8" style:family="paragraph" style:parent-style-name="Standard">
      <style:paragraph-properties fo:line-height="100%" fo:orphans="0" fo:widows="0"/>
      <style:text-properties style:font-name="Aharoni" fo:font-size="9pt" style:font-name-asian="Aharoni" style:font-size-asian="9pt" style:language-asian="ko" style:country-asian="KR" style:font-size-complex="9pt"/>
    </style:style>
    <style:style style:name="P9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 Unicode MS" style:font-name-asian="Arial Unicode MS1" style:font-name-complex="Arial Unicode MS1"/>
    </style:style>
    <style:style style:name="T3" style:family="text">
      <style:text-properties style:font-name="Arial Unicode MS" fo:font-weight="bold" style:font-name-asian="Arial Unicode MS1" style:font-weight-asian="bold" style:font-name-complex="Arial Unicode MS1"/>
    </style:style>
    <style:style style:name="T4" style:family="text">
      <style:text-properties style:language-asian="ko" style:country-asian="KR"/>
    </style:style>
    <number:number-style style:name="N0">
      <number:number number:min-integer-digits="1"/>
    </number:number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C"/>
        <table:table-column table:style-name="표1.F"/>
        <table:table-row table:style-name="표1.1">
          <table:table-cell table:style-name="표1.A1" office:value-type="string">
            <text:p text:style-name="P1">프로젝트명</text:p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1">작성일</text:p>
          </table:table-cell>
          <table:table-cell table:style-name="표1.D1" office:value-type="date" office:date-value="2018-01-18">
            <text:p text:style-name="P1">2018년 1월 18일</text:p>
          </table:table-cell>
          <table:table-cell table:style-name="표1.A1" office:value-type="string">
            <text:p text:style-name="P1">작성자</text:p>
          </table:table-cell>
          <table:table-cell table:style-name="표1.A1" office:value-type="string">
            <text:p text:style-name="P3">권근영</text:p>
          </table:table-cell>
        </table:table-row>
      </table:table>
      <text:p text:style-name="Standard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row table:style-name="표2.1">
          <table:table-cell table:style-name="표2.A1" office:value-type="string">
            <text:p text:style-name="P4">ID</text:p>
          </table:table-cell>
          <table:table-cell table:style-name="표2.A1" office:value-type="string">
            <text:p text:style-name="P6">요구사항명</text:p>
          </table:table-cell>
          <table:table-cell table:style-name="표2.A1" office:value-type="string">
            <text:p text:style-name="P6">관련 요구사항</text:p>
          </table:table-cell>
          <table:table-cell table:style-name="표2.A1" office:value-type="string">
            <text:p text:style-name="P6">요구사항 설명</text:p>
          </table:table-cell>
          <table:table-cell table:style-name="표2.A1" office:value-type="string">
            <text:p text:style-name="P6">전체 조건</text:p>
          </table:table-cell>
          <table:table-cell table:style-name="표2.A1" office:value-type="string">
            <text:p text:style-name="P6">우선 순위</text:p>
          </table:table-cell>
        </table:table-row>
        <table:table-row table:style-name="표2.2">
          <table:table-cell table:style-name="표2.A1" office:value-type="string">
            <text:p text:style-name="P5">Main</text:p>
          </table:table-cell>
          <table:table-cell table:style-name="표2.A1" office:value-type="string">
            <text:p text:style-name="P7">메인화면</text:p>
          </table:table-cell>
          <table:table-cell table:style-name="표2.A1" office:value-type="string">
            <text:p text:style-name="P7">상단메뉴(탭), 학원 랭크, 강좌 랭크, 로그인, 로그아웃, 회원가입</text:p>
          </table:table-cell>
          <table:table-cell table:style-name="표2.A1" office:value-type="string">
            <text:p text:style-name="P8">로그인ㆍ회원가입, 상단메뉴, 학원랭크, 강좌랭크 순으로 배치<text:line-break/> - 회원가입 : 사용자가 홈페이지를 이용하기 위해 회원가입을 함</text:p>
            <text:p text:style-name="P8"><text:s/>- 로그인 : 회원 가입한 정보로 로그인 함<text:line-break/> - 로그아웃 : 로그인 한 회원이 홈페이지 이용을 끝냈을 시 로그아웃을 함</text:p>
            <text:p text:style-name="P8"><text:s/>- 상단메뉴 : 학원소개, 정보교류 게시판, 강사진 소개, 스터디그룹 모집 게시판, 마이페이지 등 정보 표시<text:line-break/> - 학원 랭크 : 학원 랭킹 상위 x위까지 표시<text:line-break/> - 강좌 랭크 : 강좌 랭킹 상위 x위까지 표시</text:p>
            <text:p text:style-name="P8"/>
          </table:table-cell>
          <table:table-cell table:style-name="표2.A1" office:value-type="string">
            <text:p text:style-name="P4">- <text:span text:style-name="T4">회원가입 : 사용자가 처음 이용하는 상황이어야 함./ 사용자 정보가 등록되어있지 않아야 함 → 회원가입으로 회원정보를 등록함.<text:line-break/>- 로그인 : 회원가입을 한 사용자 이여야 함. → 로그인 하여 홈페이지 이용 가능<text:line-break/>- 로그아웃 : 로그인 되어있어야 함. → 로그아웃을 통해 홈페이지 이용 종료<text:line-break/>- 상단메뉴 : 로그인 되어 있어야 함 → 로그인 후 이용 가능 <text:line-break/>- 학원랭크/강좌랭크 : 학원 및 강좌에 좋아요 수가 0개 이상이어야 함 → 회원/비회원 모두 확인 가능</text:span></text:p>
            <text:p text:style-name="P8"/>
          </table:table-cell>
          <table:table-cell table:style-name="표2.F2" office:value-type="float" office:value="1">
            <text:p text:style-name="P4">1</text:p>
          </table:table-cell>
        </table:table-row>
        <table:table-row table:style-name="표2.3">
          <table:table-cell table:style-name="표2.A1" office:value-type="string">
            <text:p text:style-name="P8">Academy</text:p>
          </table:table-cell>
          <table:table-cell table:style-name="표2.A1" office:value-type="string">
            <text:p text:style-name="P8">학원 소개</text:p>
          </table:table-cell>
          <table:table-cell table:style-name="표2.A1" office:value-type="string">
            <text:p text:style-name="P8">학원 정보 제공, 길찾기, 할인쿠폰 제공, 학원 순위 제공</text:p>
          </table:table-cell>
          <table:table-cell table:style-name="표2.A1" office:value-type="string">
            <text:p text:style-name="P4">- <text:span text:style-name="T4">학원 정보 제공 : 학원의 위치 및 소개, 신청 가능한 수강 목록을 제공<text:line-break/>- 길찾기 : 자신의 위치에서 학원 위치 까지의 길찾기 기능 제공<text:line-break/>- 할인 쿠폰 제공 : 홈페이지 이용시 이벤트를 통해 적용가능한 할인 쿠폰 제공<text:line-break/>- 학원 순위 제공 : 학원별 좋아요 수 비교를 통한 순위 제공</text:span></text:p>
          </table:table-cell>
          <table:table-cell table:style-name="표2.A1" office:value-type="string">
            <text:p text:style-name="P4">- <text:span text:style-name="T4">학원 정보 제공 : 홈페이지를 이용해야 함 → 홈페이지를 이용하는 회원에게 정보 제공<text:line-break/>- 길찾기 : 자신/학원의 위치가 등록되어야 함,지도 이용해야 함 → 위치 등록을 통한 지도를 이용한 길찾기 기능이 제공됨<text:line-break/>-할인 쿠폰 제공 : 유료 학원이어야 함 → 유료로 운영되는 일부 학원에 할인 쿠폰을 통해 학원비를 할인해 줌.<text:line-break/>- 학원 순위 제공 : 좋아요 수가 0개 이상이어야 함 → 좋아요 수 별 순위 확인 가능</text:span></text:p>
          </table:table-cell>
          <table:table-cell table:style-name="표2.F2" office:value-type="float" office:value="3">
            <text:p text:style-name="P4">3</text:p>
          </table:table-cell>
        </table:table-row>
        <table:table-row table:style-name="표2.4">
          <table:table-cell table:style-name="표2.A1" office:value-type="string">
            <text:p text:style-name="P8">Board</text:p>
          </table:table-cell>
          <table:table-cell table:style-name="표2.A1" office:value-type="string">
            <text:p text:style-name="P8">정보 교류 게시판</text:p>
          </table:table-cell>
          <table:table-cell table:style-name="표2.A1" office:value-type="string">
            <text:p text:style-name="P8">수강평(후기), 정보 교류</text:p>
          </table:table-cell>
          <table:table-cell table:style-name="표2.A1" office:value-type="string">
            <text:p text:style-name="P8">- 수강평(후기) : 실제로 학원을 다녔던 사람들이 공유하는 실질적인 후기 및 수강평<text:line-break/>- 정보 교류 : 실제 다녔던 사람 뿐 만 아닌 학원에 관한 정보를 아는 사람들이 서로 정보를 교류함<text:line-break/></text:p>
          </table:table-cell>
          <table:table-cell table:style-name="표2.A1" office:value-type="string">
            <text:p text:style-name="P4">-<text:span text:style-name="T4"> 수강평(후기) : 실제로 학원을 다녔던 이용자가 작성해야 함 → 인증을 통해 게시글을 작성할 수 있도록 함<text:line-break/>- 정보 교류 : 학원의 정보를 아는 사람이 정보를 작성 → 다른 회원들이 댓글을 작성하며 더 상세한 정보 교류 가능 </text:span></text:p>
          </table:table-cell>
          <table:table-cell table:style-name="표2.F2" office:value-type="float" office:value="5">
            <text:p text:style-name="P4">5</text:p>
          </table:table-cell>
        </table:table-row>
        <table:table-row table:style-name="표2.5">
          <table:table-cell table:style-name="표2.A1" office:value-type="string">
            <text:p text:style-name="P8">Tacher</text:p>
          </table:table-cell>
          <table:table-cell table:style-name="표2.A1" office:value-type="string">
            <text:p text:style-name="P8">강사진 소개</text:p>
          </table:table-cell>
          <table:table-cell table:style-name="표2.A1" office:value-type="string">
            <text:p text:style-name="P8">강사 정보 검색 및 조회, 미리보기 강좌 다운로드</text:p>
          </table:table-cell>
          <table:table-cell table:style-name="표2.A1" office:value-type="string">
            <text:p text:style-name="P4">- <text:span text:style-name="T4">강사 정보 검색 및 조회 : 강사에 대한 정보를 검색하거나 조회할 수 있음<text:line-break/>- 미리보기 강좌 다운로드 : 해당 강사의 짧은 미리보기용 강의를 다운로드 및 시청 할 수 있음</text:span></text:p>
            <text:p text:style-name="P8"/>
          </table:table-cell>
          <table:table-cell table:style-name="표2.A1" office:value-type="string">
            <text:p text:style-name="P4">- <text:span text:style-name="T4">강사 정보 검색 및 조회 : <text:line-break/>- 미리보기 강좌 다운로드 : 강사가 미리보기 강좌를 등록했을 경우 사용 가능 → 강좌 시청을 통해 강의를 미리 체험 가능</text:span></text:p>
          </table:table-cell>
          <table:table-cell table:style-name="표2.F2" office:value-type="float" office:value="4">
            <text:p text:style-name="P4">4</text:p>
          </table:table-cell>
        </table:table-row>
        <table:table-row table:style-name="표2.6">
          <table:table-cell table:style-name="표2.A6" office:value-type="string">
            <text:p text:style-name="P8">StudyGroup</text:p>
          </table:table-cell>
          <table:table-cell table:style-name="표2.A6" office:value-type="string">
            <text:p text:style-name="P8">스터디 그룹 모집</text:p>
          </table:table-cell>
          <table:table-cell table:style-name="표2.A6" office:value-type="string">
            <text:p text:style-name="P8">스터디 그룹 모집 </text:p>
          </table:table-cell>
          <table:table-cell table:style-name="표2.A6" office:value-type="string">
            <text:p text:style-name="P4">- <text:span text:style-name="T4">스터디 그룹 모집 : 같은 카테고리의 수강생들끼리 스터디를 모집함</text:span></text:p>
          </table:table-cell>
          <table:table-cell table:style-name="표2.A6" office:value-type="string">
            <text:p text:style-name="P4">-<text:span text:style-name="T4">스터디 그룹 모집 : 같은 분야의 공부를 해야함, 모집하려는 사람이 글을 올려야함 → 관심있는 사람이 댓글을 달고 이야기를 통해 스터디 그룹 완성</text:span></text:p>
          </table:table-cell>
          <table:table-cell table:style-name="표2.F6" office:value-type="float" office:value="6">
            <text:p text:style-name="P4">6</text:p>
          </table:table-cell>
        </table:table-row>
        <table:table-row table:style-name="표2.7">
          <table:table-cell table:style-name="표2.A6" office:value-type="string">
            <text:p text:style-name="P8">MyPage</text:p>
          </table:table-cell>
          <table:table-cell table:style-name="표2.A6" office:value-type="string">
            <text:p text:style-name="P8">마이 페이지</text:p>
          </table:table-cell>
          <table:table-cell table:style-name="표2.A6" office:value-type="string">
            <text:p text:style-name="P8">회원정보 수정, 비밀번호 변경, 회원 탈퇴, 내가찜한 강의</text:p>
          </table:table-cell>
          <table:table-cell table:style-name="표2.A6" office:value-type="string">
            <text:p text:style-name="P4">- <text:span text:style-name="T4">회원 정보 수정 : 회원가입 시 등록했던 정보를 수정할 수 있음<text:line-break/>- 비밀번호 변경 : 비밀번호 변경 가능<text:line-break/>- 회원 탈퇴 : 더 이상 홈페이지를 이용하지 않으려는 회원의 <text:s/>탈퇴가 가능<text:line-break/>- 내가 찜한 강의 : 홈페이지에서 제공하는 강의정보를 찜한 목록으로, 강의별 정보를 비교할 수 있음.</text:span></text:p>
            <text:p text:style-name="P8"/>
          </table:table-cell>
          <table:table-cell table:style-name="표2.A6" office:value-type="string">
            <text:p text:style-name="P4">- <text:span text:style-name="T4">회원 정보 수정 : 회원 가입을 한 회원일 경우 이용 가능 → 변경된 정보 수정<text:line-break/>- 비밀번호 변경 : 비밀번호 재확인 → 비밀번호 변경 가능<text:line-break/>- 회원 탈퇴 : 비밀번호 재확인 → 탈퇴 가능<text:line-break/>- 내가 찜한 강의 : 원하는 강의에서 찜하기를 눌러야 함 → 목록에서 각 강의 정보 비교 가능</text:span></text:p>
          </table:table-cell>
          <table:table-cell table:style-name="표2.F6" office:value-type="float" office:value="2">
            <text:p text:style-name="P4">2</text:p>
          </table:table-cell>
        </table:table-row>
      </table:table>
      <text:p text:style-name="Standard"/>
      <text:p text:style-name="P9"/>
      <text:p text:style-name="P9"/>
      <text:p text:style-name="P9"/>
      <text:p text:style-name="Standard"><text:soft-page-break/><text:span text:style-name="T1">ID </text:span><text:span text:style-name="T2">: 사용자의 요구사항별로 ID를 부여한다.</text:span></text:p>
      <text:p text:style-name="Standard"><text:span text:style-name="T3">요구사항명</text:span><text:span text:style-name="T2"> : 사용자의 요구사항 내용을 축약하여 기술한다.</text:span></text:p>
      <text:p text:style-name="Standard"><text:span text:style-name="T3">관련 요구사항</text:span><text:span text:style-name="T2"> : 사용자 요구사항과 관련하여 밀접하게 연관된 상위 요구사항을 기술한다.</text:span></text:p>
      <text:p text:style-name="Standard"><text:span text:style-name="T3">요구사항 설명</text:span><text:span text:style-name="T2"> : 사용자 요구사항에 대하여 구체적이고 상세하게 기술한다.</text:span></text:p>
      <text:p text:style-name="Standard"><text:span text:style-name="T3">전제 조건</text:span><text:span text:style-name="T2"> : 사용자 요구사항에 관련된 제약 사항 및 해결 방안을 기술한다.</text:span></text:p>
      <text:p text:style-name="Standard"><text:span text:style-name="T3">우선순위</text:span><text:span text:style-name="T2"> : 업무상 중요도에 따라 요구사항에 대한 우선순위를 기록한다.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haroni" svg:font-family="Aharoni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rebuchet MS1" svg:font-family="'Trebuchet MS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1pt" style:language-asian="ko" style:country-asian="KR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US" style:font-name-asian="바탕" style:font-size-asian="11pt" style:language-asian="ko" style:country-asian="K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cm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82cm" fo:margin-bottom="0cm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282cm" fo:margin-bottom="0cm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282cm" fo:margin-bottom="0cm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353cm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4.1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Right_20_Page" style:display-name="Right Page" style:page-layout-name="Mpm4"/>
    <style:master-page style:name="Index" style:page-layout-name="Mpm3"/>
    <style:master-page style:name="Envelope" style:page-layout-name="Mpm5"/>
    <style:master-page style:name="Endnote" style:page-layout-name="Mpm6"/>
    <style:master-page style:name="HTML" style:page-layout-name="Mpm7"/>
    <style:master-page style:name="Footnote" style:page-layout-name="Mpm6"/>
    <style:master-page style:name="Left_20_Page" style:display-name="Lef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김용만</meta:initial-creator>
    <meta:editing-cycles>13</meta:editing-cycles>
    <meta:creation-date>2016-10-04T04:35:00</meta:creation-date>
    <dc:date>2018-01-29T17:30:14.28</dc:date>
    <meta:editing-duration>PT1H33M</meta:editing-duration>
    <meta:generator>OpenOffice/4.1.3$Win32 OpenOffice.org_project/413m1$Build-9783</meta:generator>
    <meta:document-statistic meta:table-count="2" meta:image-count="0" meta:object-count="0" meta:page-count="2" meta:paragraph-count="55" meta:word-count="1640" meta:character-count="22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